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en" fo:country="US" officeooo:paragraph-rsid="0040cf8a" style:font-size-asian="14pt" style:font-size-complex="14pt"/>
    </style:style>
    <style:style style:name="P7" style:family="paragraph" style:parent-style-name="Standard">
      <style:text-properties fo:font-size="14pt" fo:language="en" fo:country="US" officeooo:rsid="005fe275" officeooo:paragraph-rsid="005fe275" style:font-size-asian="14pt" style:font-size-complex="14pt"/>
    </style:style>
    <style:style style:name="P8" style:family="paragraph" style:parent-style-name="Standard">
      <style:text-properties fo:font-size="14pt" fo:language="en" fo:country="US" officeooo:rsid="0062131b" officeooo:paragraph-rsid="0062131b" style:font-size-asian="14pt" style:font-size-complex="14pt"/>
    </style:style>
    <style:style style:name="P9" style:family="paragraph" style:parent-style-name="Standard">
      <style:text-properties fo:font-size="14pt" fo:language="fr" fo:country="FR" officeooo:rsid="005d065d" officeooo:paragraph-rsid="005d065d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5d065d" style:font-size-asian="14pt" style:font-size-complex="14pt"/>
    </style:style>
    <style:style style:name="P12" style:family="paragraph" style:parent-style-name="Standard">
      <loext:graphic-properties draw:fill="solid" draw:fill-color="#9cc2e5"/>
      <style:paragraph-properties fo:background-color="#9cc2e5"/>
      <style:text-properties fo:font-size="14pt" officeooo:paragraph-rsid="0061923f" style:font-size-asian="14pt" style:font-size-complex="14pt"/>
    </style:style>
    <style:style style:name="P13" style:family="paragraph" style:parent-style-name="Standard">
      <style:text-properties fo:font-size="14pt" officeooo:rsid="0062131b" officeooo:paragraph-rsid="0062131b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paragraph-rsid="005982c7"/>
    </style:style>
    <style:style style:name="P15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5d065d" style:font-size-asian="14pt" style:font-size-complex="14pt"/>
    </style:style>
    <style:style style:name="P16" style:family="paragraph" style:parent-style-name="Standard">
      <loext:graphic-properties draw:fill="solid" draw:fill-color="#9cc2e5"/>
      <style:paragraph-properties fo:break-before="page" fo:background-color="#9cc2e5"/>
      <style:text-properties fo:font-size="14pt" officeooo:paragraph-rsid="0061923f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18" style:family="paragraph" style:parent-style-name="Standard">
      <style:text-properties fo:font-size="14pt" fo:language="fr" fo:country="FR" style:font-size-asian="14pt" style:font-size-complex="14pt"/>
    </style:style>
    <style:style style:name="P19" style:family="paragraph" style:parent-style-name="Standard" style:list-style-name="L3">
      <style:text-properties fo:font-size="14pt" fo:language="fr" fo:country="FR" officeooo:rsid="005d065d" officeooo:paragraph-rsid="005d065d" style:font-size-asian="14pt" style:font-size-complex="14pt"/>
    </style:style>
    <style:style style:name="P20" style:family="paragraph" style:parent-style-name="Standard" style:list-style-name="L1">
      <style:text-properties fo:font-size="14pt" officeooo:paragraph-rsid="005b4b30" style:font-size-asian="14pt" style:font-size-complex="14pt"/>
    </style:style>
    <style:style style:name="P21" style:family="paragraph" style:parent-style-name="Standard" style:list-style-name="L2">
      <style:text-properties fo:font-size="14pt" officeooo:paragraph-rsid="005b6c45" style:font-size-asian="14pt" style:font-size-complex="14pt"/>
    </style:style>
    <style:style style:name="P22" style:family="paragraph" style:parent-style-name="Standard" style:list-style-name="L4">
      <style:text-properties fo:font-size="14pt" fo:language="en" fo:country="US" officeooo:rsid="005fe275" officeooo:paragraph-rsid="005fe275" style:font-size-asian="14pt" style:font-size-complex="14pt"/>
    </style:style>
    <style:style style:name="P23" style:family="paragraph" style:parent-style-name="Standard" style:list-style-name="L5">
      <style:text-properties fo:font-size="14pt" fo:language="en" fo:country="US" officeooo:rsid="0062131b" officeooo:paragraph-rsid="0062131b" style:font-size-asian="14pt" style:font-size-complex="14pt"/>
    </style:style>
    <style:style style:name="P24" style:family="paragraph" style:parent-style-name="Standard" style:list-style-name="L6">
      <style:text-properties fo:font-size="14pt" fo:language="en" fo:country="US" officeooo:rsid="0062131b" officeooo:paragraph-rsid="0062131b" style:font-size-asian="14pt" style:font-size-complex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55ed1c" style:font-size-asian="20pt" style:font-weight-asian="bold"/>
    </style:style>
    <style:style style:name="T3" style:family="text">
      <style:text-properties fo:color="#ffffff" loext:opacity="100%" fo:language="fr" fo:country="FR" fo:font-weight="bold" style:font-weight-asian="bold"/>
    </style:style>
    <style:style style:name="T4" style:family="text">
      <style:text-properties fo:color="#ffffff" loext:opacity="100%" fo:language="fr" fo:country="FR" fo:font-weight="bold" officeooo:rsid="003c62f3" style:font-weight-asian="bold"/>
    </style:style>
    <style:style style:name="T5" style:family="text">
      <style:text-properties fo:color="#ffffff" loext:opacity="100%" fo:language="fr" fo:country="FR" fo:font-weight="bold" officeooo:rsid="00420347" style:font-weight-asian="bold"/>
    </style:style>
    <style:style style:name="T6" style:family="text">
      <style:text-properties fo:color="#ffffff" loext:opacity="100%" fo:language="fr" fo:country="FR" fo:font-style="italic" fo:font-weight="bold" style:font-style-asian="italic" style:font-weight-asian="bold"/>
    </style:style>
    <style:style style:name="T7" style:family="text">
      <style:text-properties fo:color="#ffffff" loext:opacity="100%" fo:language="fr" fo:country="FR" fo:font-style="italic" fo:font-weight="bold" officeooo:rsid="005d065d" style:font-style-asian="italic" style:font-weight-asian="bold"/>
    </style:style>
    <style:style style:name="T8" style:family="text">
      <style:text-properties officeooo:rsid="0050874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373d1"/>
    </style:style>
    <style:style style:name="T11" style:family="text">
      <style:text-properties fo:language="en" fo:country="US" officeooo:rsid="00669d88"/>
    </style:style>
    <style:style style:name="T12" style:family="text">
      <style:text-properties officeooo:rsid="005b4b30"/>
    </style:style>
    <style:style style:name="T13" style:family="text">
      <style:text-properties officeooo:rsid="005b6c45"/>
    </style:style>
    <style:style style:name="T14" style:family="text">
      <style:text-properties officeooo:rsid="005d09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<text:span text:style-name="T8">Big Data :</text:span>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14"><text:span text:style-name="T1">« </text:span><text:span text:style-name="T2">Machine learning, méthodes et solutions</text:span><text:span text:style-name="T1"> »</text:span></text:p>
      <text:p text:style-name="P3"/>
      <text:p text:style-name="P4"/>
      <text:p text:style-name="P15"><text:span text:style-name="T3">Question N°1</text:span><text:span text:style-name="T6"> (</text:span><text:bookmark text:name="ID0ECAA"/><text:span text:style-name="T6">Les modèles prédictifs, l'approche fréquentiste)</text:span></text:p>
      <text:p text:style-name="P18">Pour entraîner une forêt d'arbres aléatoires, changer l'entrée de manière strictement monotonique (par exemple ajouter 1000 dans une colonne pour tous les exemples) change la stabilité de l'apprentissage :</text:p>
      <text:list xml:id="list3630631854" text:style-name="L1">
        <text:list-item>
          <text:p text:style-name="P20">Vrai.</text:p>
        </text:list-item>
        <text:list-item>
          <text:p text:style-name="P20">Faux.</text:p>
        </text:list-item>
      </text:list>
      <text:p text:style-name="P10"><text:span text:style-name="T12">Bonne r</text:span>éponse : <text:span text:style-name="T12">2</text:span>.</text:p>
      <text:p text:style-name="P10"/>
      <text:p text:style-name="P11"><text:span text:style-name="T3">Question N°</text:span><text:span text:style-name="T4">2</text:span><text:span text:style-name="T3"> </text:span><text:span text:style-name="T6">(</text:span><text:bookmark text:name="ID0EDAA"/><text:span text:style-name="T6">Procédures d'évaluation de modèles)</text:span></text:p>
      <text:p text:style-name="P18">Comment l'AUC d'un modèle (aire sous la courbe ROC) serait-elle modifiée si l-on multipliait par deux tous les scores rendus par un modèle (un score de 0,8 passerait à 1,6 par exemple) ?</text:p>
      <text:list xml:id="list4291168991" text:style-name="L2">
        <text:list-item>
          <text:p text:style-name="P21">Le taux de vrais positifs serait plus important (l'AUC augmenterait)</text:p>
        </text:list-item>
        <text:list-item>
          <text:p text:style-name="P21">Le taux de faux positifs serait plus important (l'AUC diminuerait)</text:p>
        </text:list-item>
        <text:list-item>
          <text:p text:style-name="P21">Pas de modification de l'AUC</text:p>
        </text:list-item>
      </text:list>
      <text:p text:style-name="P10"><text:span text:style-name="T13">Bonne réponse</text:span> : 3.</text:p>
      <text:p text:style-name="P6"/>
      <text:p text:style-name="P11"><text:span text:style-name="T3">Question N°</text:span><text:span text:style-name="T4">3</text:span><text:span text:style-name="T3"> </text:span><text:span text:style-name="T6">(</text:span><text:bookmark text:name="ID0EDAA1"/><text:span text:style-name="T7">Procédures d'évaluation de modèles</text:span><text:span text:style-name="T6">)</text:span></text:p>
      <text:p text:style-name="P9">Avec VP = vrais positifs, FP = faux positifs, VN = vrais négatifs et FN = faux négatifs, la précision est définie comme :</text:p>
      <text:list xml:id="list4255178837" text:style-name="L3">
        <text:list-item>
          <text:p text:style-name="P19">VP / (VP + VN)</text:p>
        </text:list-item>
        <text:list-item>
          <text:p text:style-name="P19">FP / (VP + VN)</text:p>
        </text:list-item>
        <text:list-item>
          <text:p text:style-name="P19">VP / (FP + VP)</text:p>
        </text:list-item>
        <text:list-item>
          <text:p text:style-name="P19">FP / (FP + VP)</text:p>
        </text:list-item>
      </text:list>
      <text:p text:style-name="P9">Bonne réponse : <text:span text:style-name="T14">3</text:span>.</text:p>
      <text:p text:style-name="P16"><text:span text:style-name="T3">Question N°</text:span><text:span text:style-name="T4">4</text:span><text:span text:style-name="T3"> </text:span><text:span text:style-name="T6">(</text:span><text:bookmark text:name="ID0EAAA"/><text:span text:style-name="T6">Machine Learning en production)</text:span></text:p>
      <text:p text:style-name="P7">Spark est une librairie de :</text:p>
      <text:list xml:id="list2023347831" text:style-name="L4">
        <text:list-item>
          <text:p text:style-name="P22">Calcul distribué (comme Dask ou Ray)</text:p>
        </text:list-item>
        <text:list-item>
          <text:p text:style-name="P22">Calcul scientifique (comme SciPy ou SimPy)</text:p>
        </text:list-item>
        <text:list-item>
          <text:p text:style-name="P22">Machine learning (comme scikit-learn ou xgboost)</text:p>
        </text:list-item>
        <text:list-item>
          <text:p text:style-name="P22">Deep learning (comme TensorFlow ou PyTorch)</text:p>
        </text:list-item>
      </text:list>
      <text:p text:style-name="P7">Bonne réponse : 1.</text:p>
      <text:p text:style-name="P10"/>
      <text:p text:style-name="P12"><text:span text:style-name="T3">Question N°</text:span><text:span text:style-name="T5">5</text:span><text:span text:style-name="T3"> </text:span><text:span text:style-name="T6">(</text:span><text:bookmark text:name="ID0EBAA"/><text:span text:style-name="T6">Les modèles et apprentissages bayésiens)</text:span></text:p>
      <text:p text:style-name="P8">Appliquons un raisonnement bayésien :</text:p>
      <text:list xml:id="list1815957869" text:style-name="L5">
        <text:list-item>
          <text:p text:style-name="P23">un test pour la COVID-19 détecte 99 fois sur 100 un patient contaminé, et ne prédit que 1 fois sur 100 une contamination pour un patient non atteint par la maladie</text:p>
        </text:list-item>
        <text:list-item>
          <text:p text:style-name="P23">il y a 1000 fois plus de personnes saines que de personnes malades</text:p>
        </text:list-item>
      </text:list>
      <text:p text:style-name="P13"><text:span text:style-name="T9">Quand quelqu’un</text:span><text:span text:style-name="T10"> (tiré aléatoirement dans toute la population)</text:span><text:span text:style-name="T9"> est détecté positif par le test, quelle est la chance que cette personne soit malade ?</text:span></text:p>
      <text:list xml:id="list1542149858" text:style-name="L6">
        <text:list-item>
          <text:p text:style-name="P24">À peu près 1 chance sur 100</text:p>
        </text:list-item>
        <text:list-item>
          <text:p text:style-name="P24">À peu près 1 chance sur 10</text:p>
        </text:list-item>
        <text:list-item>
          <text:p text:style-name="P24">À peu près 9 chances sur 10</text:p>
        </text:list-item>
        <text:list-item>
          <text:p text:style-name="P24">À peu près 99 chances sur 100</text:p>
        </text:list-item>
      </text:list>
      <text:p text:style-name="P13"><text:span text:style-name="T9">Bonne réponse : </text:span><text:span text:style-name="T11">2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ct eqinity</meta:initial-creator>
    <meta:editing-cycles>54</meta:editing-cycles>
    <meta:creation-date>2016-05-19T10:49:00</meta:creation-date>
    <dc:date>2021-07-20T19:33:08.045823095</dc:date>
    <meta:editing-duration>PT4H29M52S</meta:editing-duration>
    <meta:generator>LibreOffice/7.1.4.2$Linux_X86_64 LibreOffice_project/10$Build-2</meta:generator>
    <meta:document-statistic meta:table-count="0" meta:image-count="0" meta:object-count="0" meta:page-count="3" meta:paragraph-count="39" meta:word-count="362" meta:character-count="2036" meta:non-whitespace-character-count="17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